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ard" style:master-page-name="MP0" style:family="paragraph">
      <style:paragraph-properties fo:break-before="page"/>
    </style:style>
    <style:style style:name="T2" style:parent-style-name="Standaardalinea-lettertype" style:family="text">
      <style:text-properties style:font-name="Segoe UI" style:font-name-complex="Segoe UI" fo:color="#374151" fo:background-color="#F7F7F8"/>
    </style:style>
    <style:style style:name="P3" style:parent-style-name="Standaard" style:family="paragraph">
      <style:text-properties style:font-name="Segoe UI" style:font-name-complex="Segoe UI" fo:color="#374151" fo:background-color="#F7F7F8"/>
    </style:style>
    <style:style style:name="P4" style:parent-style-name="Normaalweb" style:list-style-name="LFO2" style:family="paragraph">
      <style:paragraph-properties fo:border="0.0034in solid #D9D9E3" fo:padding-top="0in" fo:padding-left="0.0694in" fo:padding-bottom="0in" fo:padding-right="0in" style:shadow="none" fo:margin-top="0in" fo:margin-bottom="0in" fo:background-color="#F7F7F8"/>
      <style:text-properties style:font-name="Segoe UI" style:font-name-complex="Segoe UI" fo:color="#374151"/>
    </style:style>
    <style:style style:name="P5" style:parent-style-name="Normaalweb" style:list-style-name="LFO2" style:family="paragraph">
      <style:paragraph-properties fo:border="0.0034in solid #D9D9E3" fo:padding-top="0in" fo:padding-left="0.0694in" fo:padding-bottom="0in" fo:padding-right="0in" style:shadow="none" fo:margin-top="0in" fo:margin-bottom="0in" fo:background-color="#F7F7F8"/>
      <style:text-properties style:font-name="Segoe UI" style:font-name-complex="Segoe UI" fo:color="#374151"/>
    </style:style>
    <style:style style:name="P6" style:parent-style-name="Normaalweb" style:list-style-name="LFO2" style:family="paragraph">
      <style:paragraph-properties fo:border="0.0034in solid #D9D9E3" fo:padding-top="0in" fo:padding-left="0.0694in" fo:padding-bottom="0in" fo:padding-right="0in" style:shadow="none" fo:margin-top="0in" fo:margin-bottom="0in" fo:background-color="#F7F7F8"/>
      <style:text-properties style:font-name="Segoe UI" style:font-name-complex="Segoe UI" fo:color="#374151"/>
    </style:style>
    <style:style style:name="P7" style:parent-style-name="Normaalweb" style:list-style-name="LFO2" style:family="paragraph">
      <style:paragraph-properties fo:border="0.0034in solid #D9D9E3" fo:padding-top="0in" fo:padding-left="0.0694in" fo:padding-bottom="0in" fo:padding-right="0in" style:shadow="none" fo:margin-top="0in" fo:margin-bottom="0in" fo:background-color="#F7F7F8"/>
      <style:text-properties style:font-name="Segoe UI" style:font-name-complex="Segoe UI" fo:color="#374151"/>
    </style:style>
    <style:style style:name="P8" style:parent-style-name="Normaalweb" style:list-style-name="LFO2" style:family="paragraph">
      <style:paragraph-properties fo:border="0.0034in solid #D9D9E3" fo:padding-top="0in" fo:padding-left="0.0694in" fo:padding-bottom="0in" fo:padding-right="0in" style:shadow="none" fo:margin-top="0in" fo:margin-bottom="0in" fo:background-color="#F7F7F8"/>
      <style:text-properties style:font-name="Segoe UI" style:font-name-complex="Segoe UI" fo:color="#374151"/>
    </style:style>
    <style:style style:name="P9" style:parent-style-name="Normaalweb" style:list-style-name="LFO2" style:family="paragraph">
      <style:paragraph-properties fo:border="0.0034in solid #D9D9E3" fo:padding-top="0in" fo:padding-left="0.0694in" fo:padding-bottom="0in" fo:padding-right="0in" style:shadow="none" fo:margin-top="0in" fo:margin-bottom="0in" fo:background-color="#F7F7F8"/>
      <style:text-properties style:font-name="Segoe UI" style:font-name-complex="Segoe UI" fo:color="#374151"/>
    </style:style>
    <style:style style:name="P10" style:parent-style-name="Standaard" style:family="paragraph">
      <style:paragraph-properties fo:margin-left="0.25in">
        <style:tab-stops/>
      </style:paragraph-properties>
    </style:style>
  </office:automatic-styles>
  <office:body>
    <office:text text:use-soft-page-breaks="true">
      <text:p text:style-name="P1">Groep 3</text:p>
      <text:p text:style-name="Standaard"/>
      <text:p text:style-name="Standaard">Week 1<text:s/><text:line-break/><text:line-break/><text:span text:style-name="T2">Ik begrijp dat de communicatie tijdens de opdrachtenbespreking in week 1 minder goed verliep. Het is belangrijk om de uitdagingen of problemen in de communicatie aan te pakken, zodat de samenwerking en het begrip kunnen verbeteren. Hier zijn enkele mogelijke oorzaken en suggesties om de communicatie te verbeteren:</text:span></text:p>
      <text:p text:style-name="P3"/>
      <text:list text:style-name="LFO2" text:continue-numbering="true">
        <text:list-item>
          <text:p text:style-name="P4">Duidelijke verwachtingen: Zorg ervoor dat iedereen duidelijk begrijpt wat er van hen wordt verwacht tijdens de opdrachtenbespreking. Communiceer van tevoren de doelstellingen, agenda en eventuele voorbereidende taken.</text:p>
        </text:list-item>
        <text:list-item>
          <text:p text:style-name="P5">Actief luisteren: Moedig alle deelnemers aan om actief te luisteren naar elkaar en elkaar de ruimte te geven om hun standpunten volledig uit te drukken voordat er reacties worden gegeven. Dit helpt misverstanden te voorkomen en bevordert een beter begrip.</text:p>
        </text:list-item>
        <text:list-item>
          <text:p text:style-name="P6">Heldere communicatiekanalen: Zorg ervoor dat de gekozen communicatiekanalen geschikt zijn voor de besprekingen. Als het gesprek bijvoorbeeld plaatsvindt via een chatplatform, kan het handig zijn om gebruik te maken van duidelijke en beknopte zinnen om misverstanden te voorkomen.</text:p>
        </text:list-item>
        <text:list-item>
          <text:p text:style-name="P7">Vragen om verduidelijking: Als er iets onduidelijk is, moedig dan aan dat mensen vragen stellen om verduidelijking te krijgen. Het is belangrijk om open te staan voor vragen en bereid te zijn om uitleg te geven indien nodig.</text:p>
        </text:list-item>
        <text:list-item>
          <text:p text:style-name="P8">Feedback verzamelen: Na afloop van de opdrachtenbespreking, vraag om feedback van de deelnemers over de communicatie. Wat ging er goed en wat kan er verbeterd worden? Dit kan waardevolle inzichten opleveren voor toekomstige sessies.</text:p>
        </text:list-item>
        <text:list-item>
          <text:p text:style-name="P9">Faciliteer een open en respectvolle omgeving: Zorg ervoor dat iedereen zich veilig voelt om hun gedachten en ideeën te delen. Moedig respectvolle communicatie aan en voorkom onderbrekingen of dominant gedrag.</text:p>
        </text:list-item>
      </text:list>
      <text:p text:style-name="P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Normaalweb" style:display-name="Normaal (web)" style:family="paragraph" style:parent-style-name="Standaard">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nl" style:country-asian="N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alil Dogan</meta:initial-creator>
    <dc:creator>Halil Dogan</dc:creator>
    <meta:creation-date>2023-05-24T09:22:00Z</meta:creation-date>
    <dc:date>2023-05-24T09:27:00Z</dc:date>
    <meta:template xlink:href="Normal" xlink:type="simple"/>
    <meta:editing-cycles>8</meta:editing-cycles>
    <meta:editing-duration>PT300S</meta:editing-duration>
    <meta:document-statistic meta:page-count="1" meta:paragraph-count="3" meta:word-count="270" meta:character-count="1754" meta:row-count="12" meta:non-whitespace-character-count="1487"/>
  </office:meta>
</office:document-meta>
</file>